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Blueprint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amharic</text:p>
          </table:table-cell>
          <table:table-cell office:value-type="string" calcext:value-type="string">
            <text:p>phonetic</text:p>
          </table:table-cell>
          <table:table-cell office:value-type="string" calcext:value-type="string">
            <text:p>sequence</text:p>
          </table:table-cell>
          <table:table-cell office:value-type="string" calcext:value-type="string">
            <text:p>score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ha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ለ</text:p>
          </table:table-cell>
          <table:table-cell office:value-type="string" calcext:value-type="string">
            <text:p>lä</text:p>
          </table:table-cell>
          <table:table-cell office:value-type="string" calcext:value-type="string">
            <text:p>በ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ሐ</text:p>
          </table:table-cell>
          <table:table-cell office:value-type="string" calcext:value-type="string">
            <text:p>ha</text:p>
          </table:table-cell>
          <table:table-cell office:value-type="string" calcext:value-type="string">
            <text:p>ጠ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መ</text:p>
          </table:table-cell>
          <table:table-cell office:value-type="string" calcext:value-type="string">
            <text:p>mä</text:p>
          </table:table-cell>
          <table:table-cell office:value-type="string" calcext:value-type="string">
            <text:p>ወ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ሠ</text:p>
          </table:table-cell>
          <table:table-cell office:value-type="string" calcext:value-type="string">
            <text:p>sä</text:p>
          </table:table-cell>
          <table:table-cell office:value-type="string" calcext:value-type="string">
            <text:p>U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ረ</text:p>
          </table:table-cell>
          <table:table-cell office:value-type="string" calcext:value-type="string">
            <text:p>rä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ሰ</text:p>
          </table:table-cell>
          <table:table-cell office:value-type="string" calcext:value-type="string">
            <text:p>sä</text:p>
          </table:table-cell>
          <table:table-cell office:value-type="string" calcext:value-type="string">
            <text:p>በ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ሸ</text:p>
          </table:table-cell>
          <table:table-cell office:value-type="string" calcext:value-type="string">
            <text:p>she</text:p>
          </table:table-cell>
          <table:table-cell office:value-type="string" calcext:value-type="string">
            <text:p>ሰ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ቀ</text:p>
          </table:table-cell>
          <table:table-cell office:value-type="string" calcext:value-type="string">
            <text:p>qä</text:p>
          </table:table-cell>
          <table:table-cell office:value-type="string" calcext:value-type="string">
            <text:p>ወ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በ</text:p>
          </table:table-cell>
          <table:table-cell office:value-type="string" calcext:value-type="string">
            <text:p>bä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ተ</text:p>
          </table:table-cell>
          <table:table-cell office:value-type="string" calcext:value-type="string">
            <text:p>tä</text:p>
          </table:table-cell>
          <table:table-cell office:value-type="string" calcext:value-type="string">
            <text:p>ዠ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ቸ</text:p>
          </table:table-cell>
          <table:table-cell office:value-type="string" calcext:value-type="string">
            <text:p>chä</text:p>
          </table:table-cell>
          <table:table-cell office:value-type="string" calcext:value-type="string">
            <text:p>ተ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ኀ</text:p>
          </table:table-cell>
          <table:table-cell office:value-type="string" calcext:value-type="string">
            <text:p>hä</text:p>
          </table:table-cell>
          <table:table-cell office:value-type="string" calcext:value-type="string">
            <text:p>ነ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ነ</text:p>
          </table:table-cell>
          <table:table-cell office:value-type="string" calcext:value-type="string">
            <text:p>nä</text:p>
          </table:table-cell>
          <table:table-cell office:value-type="string" calcext:value-type="string">
            <text:p>ገ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ኘ</text:p>
          </table:table-cell>
          <table:table-cell office:value-type="string" calcext:value-type="string">
            <text:p>gnä</text:p>
          </table:table-cell>
          <table:table-cell office:value-type="string" calcext:value-type="string">
            <text:p>ነ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አ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ለ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ከ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በ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ኸ</text:p>
          </table:table-cell>
          <table:table-cell office:value-type="string" calcext:value-type="string">
            <text:p>h'ä</text:p>
          </table:table-cell>
          <table:table-cell office:value-type="string" calcext:value-type="string">
            <text:p>ከ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ወ</text:p>
          </table:table-cell>
          <table:table-cell office:value-type="string" calcext:value-type="string">
            <text:p>wä</text:p>
          </table:table-cell>
          <table:table-cell office:value-type="string" calcext:value-type="string">
            <text:p>ዐ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ዐ</text:p>
          </table:table-cell>
          <table:table-cell office:value-type="string" calcext:value-type="string">
            <text:p>a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ዘ</text:p>
          </table:table-cell>
          <table:table-cell office:value-type="string" calcext:value-type="string">
            <text:p>ze</text:p>
          </table:table-cell>
          <table:table-cell office:value-type="string" calcext:value-type="string">
            <text:p>ዠ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ዠ</text:p>
          </table:table-cell>
          <table:table-cell office:value-type="string" calcext:value-type="string">
            <text:p>zhä</text:p>
          </table:table-cell>
          <table:table-cell office:value-type="string" calcext:value-type="string">
            <text:p>ገ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የ</text:p>
          </table:table-cell>
          <table:table-cell office:value-type="string" calcext:value-type="string">
            <text:p>yä</text:p>
          </table:table-cell>
          <table:table-cell office:value-type="string" calcext:value-type="string">
            <text:p>ዐ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ደ</text:p>
          </table:table-cell>
          <table:table-cell office:value-type="string" calcext:value-type="string">
            <text:p>dä</text:p>
          </table:table-cell>
          <table:table-cell office:value-type="string" calcext:value-type="string">
            <text:p>የ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ጀ</text:p>
          </table:table-cell>
          <table:table-cell office:value-type="string" calcext:value-type="string">
            <text:p>jä</text:p>
          </table:table-cell>
          <table:table-cell office:value-type="string" calcext:value-type="string">
            <text:p>ደ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ገ</text:p>
          </table:table-cell>
          <table:table-cell office:value-type="string" calcext:value-type="string">
            <text:p>gä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ጠ</text:p>
          </table:table-cell>
          <table:table-cell office:value-type="string" calcext:value-type="string">
            <text:p>t'ä</text:p>
          </table:table-cell>
          <table:table-cell office:value-type="string" calcext:value-type="string">
            <text:p>በ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ጨ</text:p>
          </table:table-cell>
          <table:table-cell office:value-type="string" calcext:value-type="string">
            <text:p>ch'ä</text:p>
          </table:table-cell>
          <table:table-cell office:value-type="string" calcext:value-type="string">
            <text:p>ጠ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ጰ</text:p>
          </table:table-cell>
          <table:table-cell office:value-type="string" calcext:value-type="string">
            <text:p>p'ä</text:p>
          </table:table-cell>
          <table:table-cell office:value-type="string" calcext:value-type="string">
            <text:p>ጸ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ጸ</text:p>
          </table:table-cell>
          <table:table-cell office:value-type="string" calcext:value-type="string">
            <text:p>ts'ä</text:p>
          </table:table-cell>
          <table:table-cell office:value-type="string" calcext:value-type="string">
            <text:p>በ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ፀ</text:p>
          </table:table-cell>
          <table:table-cell office:value-type="string" calcext:value-type="string">
            <text:p>ts'ä</text:p>
          </table:table-cell>
          <table:table-cell office:value-type="string" calcext:value-type="string">
            <text:p>ዐ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ፈ</text:p>
          </table:table-cell>
          <table:table-cell office:value-type="string" calcext:value-type="string">
            <text:p>fä</text:p>
          </table:table-cell>
          <table:table-cell office:value-type="string" calcext:value-type="string">
            <text:p>ረ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ፐ</text:p>
          </table:table-cell>
          <table:table-cell office:value-type="string" calcext:value-type="string">
            <text:p>pä</text:p>
          </table:table-cell>
          <table:table-cell office:value-type="string" calcext:value-type="string">
            <text:p>ተ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ቨ</text:p>
          </table:table-cell>
          <table:table-cell office:value-type="string" calcext:value-type="string">
            <text:p>vä</text:p>
          </table:table-cell>
          <table:table-cell office:value-type="string" calcext:value-type="string">
            <text:p>ሸ</text:p>
          </table:table-cell>
          <table:table-cell office:value-type="float" office:value="2" calcext:value-type="float">
            <text:p>2</text:p>
          </table:table-cell>
        </table:table-row>
      </table:table>
      <table:table table:name="Wikipedia" table:style-name="ta1">
        <table:table-column table:style-name="co1" table:default-cell-style-name="Default"/>
        <table:table-row table:style-name="ro1">
          <table:table-cell office:value-type="string" calcext:value-type="string">
            <text:p>²"jW_x001a_ËÞ®È¨]_x000c_ Á_x0015_z»"¢}t</text:p>
          </table:table-cell>
        </table:table-row>
        <table:table-row table:style-name="ro1">
          <table:table-cell office:value-type="string" calcext:value-type="string">
            <text:p>íz{SÊ¦º[b¥ªíþh±yÖèºwZ¯_x0012_¡È&amp;¥q*ky§lç­</text:p>
          </table:table-cell>
        </table:table-row>
        <table:table-row table:style-name="ro1">
          <table:table-cell office:value-type="string" calcext:value-type="string">
            <text:p>í®Rj÷¡È&amp;¥q*ky§lç­</text:p>
          </table:table-cell>
        </table:table-row>
        <table:table-row table:style-name="ro1">
          <table:table-cell office:value-type="string" calcext:value-type="string">
            <text:p>í®Rj÷¢{^Ûr¥ë^Æßé¨§r_x0016_«±ëQ1|J"jPÄ©­æ²_x0017_´*'¶º%I«Þ½êìõÒ«¶È^zÚZ®×ÚZ®Ö®v+R¡È&amp;¥q*ky§lç­í®Rj÷¢{^Ûr¥ë^Æßé¨§r_x0016_«±ëQ1|½êìõåÇ¥_x000d_mqée_x0007_[zw_x001e_Pµ¶ç_x001e_Põ¶'_x001e_Q5µ§_x001e_QuµÇ¥mmÇ¥}m¡Ç¥mþç§qée'[bþèzYJÖÖ¿¹§_x001e_Rõ·ûzYLÖÙÿqée_x0003_k\zYAÚ×_x001e_P¶µÇ¥=­qée_x0013_k\zYEÚ×_x001e_Q¶µÇ¥}­qée#k\zY@ÞÙ\zYAÞ×_x001e_P·µÇ¥=íqée_x0013_{\zYEÞ×_x001e_Q·µÇ¥}íqée#{\zYJÞ×_x001e_R÷µÇ¥_x000e_-qée_x0007_\zYBâ×_x001e_PøµÇ¥N-qée_x0017_\zYFâ×_x001e_QøµÇ¥-qée+\zYKâ×_x001e_P9¶g_x001e_PyµÇ¥.mqée_x000f_\zYDæ×_x001e_QyµÇ¥nmqée_x001f_\zYHæ×_x001e_R¹µÇ¥¾mqée_x0003_«lqée_x0007_«\zYBê×_x001e_PúµÇ¥N­qée_x0017_«\zYFê×_x001e_QúµÇ¥­qée+«\zYKê×_x001e_P;¶·_x001e_P{µÇ¥.íqée_x000f_»\zYDî×_x001e_Q{µÇ¥níqée_x001f_»\zYHî×_x001e_R»µÇ¥¾íqée_x0003_Ëlqée_x0007_Ë\zYBò×_x001e_PüµÇ¥O-qée_x0017_Ë\zYFò×_x001e_QüµÇ¥-qée+Ë\zYKò×_x001e_P=µÇ¥_x001f_mqée_x000b_Û\zYCö×_x001e_Q=µÇ¥_mqée_x001b_Û\zYGö×_x001e_R=µÇ¥¯mqée/Û\zY@×Kjqée_x0007_]-qée_x000b_]-qée_x000f_]-qée_x0013_]-qée_x0017_]-qée_x001b_]-qée_x001f_]-qée#]-qée']-qée+]-qée/]-qée3]-qée_x0003_]mmÇ¥_x001d_uµÇ¥-uµÇ¥=uµÇ¥MuµÇ¥]uµÇ¥muµÇ¥}uµÇ¥uµÇ¥­uµÇ¥½uµÇ¥_x000d_vµÇ¥_x001d_vµÇ¥-vµÇ¥=vµÇ¥MvµÇ¥]vµÇ¥mvµÇ¥}vµÇ¥vµÇ¥­vµÇ¥½vµÇ¥_x000d_w¶×_x001e_PuÞ×_x001e_PµÞ×_x001e_PõÞ×_x001e_Q5Þ×_x001e_QuÞ×_x001e_QµÞ×_x001e_QõÞ×_x001e_R5Þ×_x001e_RµÞ×_x001e_RõÞ×_x001e_P5â×_x001e_Puâ×_x001e_Pµâ×_x001e_Põâ×_x001e_Q5â×_x001e_Quâ×_x001e_Qµâ×_x001e_Qõâ×_x001e_R5â×_x001e_Rµâ×_x001e_Rõâ×_x001e_P5æ×_x001e_Puæ×_x001e_Pµæ×_x001e_Põæ×_x001e_Q5æ×_x001e_Quæ×_x001e_Qµæ×_x001e_Qõæ×_x001e_R5æ×_x001e_Ruæ×_x001e_Rµæ×_x001e_Rõæ×_x001e_S5æ×_x001e_P5êÙÜzYA×«\zYB×«\zYC×«\zYD×«\zYE×«\zYF×«\zYG×«\zYH×«\zYJ×«\zYK×«\zY@×»\zYA×»\zYB×»\zYC×»\zYD×»\zYE×»\zYF×»\zYG×»\zYH×»\zYJ×»\zYK×»\zY@×Ë\zYA×Ë\zYB×Ë\zYC×Ë\zYD×Ë\zYE×Ë\zYF×Ë\zYG×Ë\zYH×Ë\zYJ×Ë\zYK×Ë\zY@×Ûdqée_x0007__mqée_x000b__mqée_x000f__mqée_x0013__mqée_x0017__mqée_x001b__mqée_x001f__mqée#_mqée'_mqée+_mqée/_mqée3_mqée_x0003_m-ÅÇ¥_x001d_´µÇ¥-´µÇ¥=´µÇ¥M´µÇ¥]´µÇ¥m´µÇ¥}´µÇ¥´µÇ¥´µÇ¥­´µÇ¥½´µÇ¥Í´µÇ¥_x000d_µ·_x0007__x001e_PvÖ×_x001e_P¶Ö×_x001e_PöÖ×_x001e_Q6Ö×_x001e_QvÖ×_x001e_Q¶Ö×_x001e_QöÖ×_x001e_R6Ö×_x001e_P6Ú×_x001e_PvÚ×_x001e_P¶Ú×_x001e_PöÚ×_x001e_Q6Ú×_x001e_QvÚ×_x001e_Q¶Ú×_x001e_QöÚ×_x001e_R6Ú×_x001e_P6ÞÜÜzYAÛ{\zYBÛ{\zYCÛ{\zYDÛ{\zYEÛ{\zYFÛ{\zYGÛ{\zYHÛ{\zYJÛ{\zYKÛ{\zY@Û\zYAÛ\zYBÛ\zYCÛ\zYDÛ\zYEÛ\zYFÛ\zYGÛ\zYHÛ\zYJÛ\zYKÛ\zY@Ûcqée_x0007_nmqée_x000b_nmqée_x000f_nmqée_x0013_nmqée_x0017_nmqée_x001b_nmqée_x001f_nmqée#nmqée_x0003_n­uÇ¥_x001d_ºµÇ¥-ºµÇ¥=ºµÇ¥MºµÇ¥]ºµÇ¥mºµÇ¥}ºµÇ¥ºµÇ¥­ºµÇ¥½ºµÇ¥_x000d_»µ×_x001e_Pvî×_x001e_P¶î×_x001e_Pöî×_x001e_Q6î×_x001e_Qvî×_x001e_Q¶î×_x001e_Qöî×_x001e_R6î×_x001e_R¶î×_x001e_Röî×_x001e_P6òØ_x001c_zYAÛË\zYBÛË\zYCÛË\zYDÛË\zYEÛË\zYFÛË\zYGÛË\zYHÛË\zYIÛË\zYJÛË\zYKÛË\zYLÛË\zY@ÛÛmqée_x0007_omqée_x000b_omqée_x000f_omqée_x0013_omqée_x0017_omqée_x001b_omqée_x001f_omqée#omqée+omqée/omqée_x0003_}-qée_x0007_}-qée_x000b_}-qée_x000f_}-qée_x0013_}-qée_x0017_}-qée_x001b_}-qée_x001f_}-qée#}-qée+}-qée/}-qée_x0003_}m¥Ç¥_x001d_õµÇ¥-õµÇ¥=õµÇ¥MõµÇ¥]õµÇ¥mõµÇ¥}õµÇ¥õµÇ¥­õµÇ¥½õµÇ¥_x000d_öµÇ¥_x001d_öµÇ¥-öµÇ¥=öµÇ¥MöµÇ¥]öµÇ¥möµÇ¥}öµÇ¥öµÇ¥­öµÇ¥½öµÇ¥_x000d_÷µÇ¥_x001d_÷µÇ¥-÷µÇ¥=÷µÇ¥M÷µÇ¥]÷µÇ¥m÷µÇ¥}÷µÇ¥÷µÇ¥_x000d_øµÇ¥_x001d_øµÇ¥-øµÇ¥=øµÇ¥MøµÇ¥]øµÇ¥møµÇ¥}øµÇ¥øµÇ¥­øµÇ¥½øµÇ¥_x000d_ù¶_x001e_Pwæ×_x001e_P·æ×_x001e_P÷æ×_x001e_Q7æ×_x001e_Qwæ×_x001e_Q·æ×_x001e_Q÷æ×_x001e_R7æ×_x001e_R·æ×_x001e_R÷æ×_x001e_P7ê×_x001e_PwêßÞÇ¥-ú¶ç_x001e_P÷êØzYDß«Zqée_x0017_~­qée_x001b_~­Ç¥}ú¶_x001e_R7êßîzÜzYIß«bþèzYJß«ZþæzYKß«¹Ç¥Íú¶ìç­s]ëß«o[Úç¢¹·[^ÆÜ"$¨r&amp;¥©\JÞiÛ!yëB¢{k¢T½à¨×§¶Ü©z×±·úej)Üªìz_x0014_L_/z»"¢}t®)jw´×W(§{MuyÇ¥_x000d_R¡È&amp;¥q*ky§lç­í®Rj÷¢{^Ûr¥ë^Æßé¨§r_x0016_«±ëQ1|J"jPÄ©­æ²_x0017_´*'¶º%I«Þ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generator>LibreOffice/6.3.4.2.0$Linux_X86_64 LibreOffice_project/30$Build-2</meta:generator>
    <dc:date>2020-02-21T17:27:35.401115122</dc:date>
    <meta:editing-duration>PT4M58S</meta:editing-duration>
    <meta:editing-cycles>1</meta:editing-cycles>
    <meta:document-statistic meta:table-count="2" meta:cell-count="139" meta:object-count="0"/>
  </office:meta>
</office:document-meta>
</file>